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  <style:style style:name="ce5" style:family="table-cell" style:parent-style-name="Default" style:data-style-name="N61"/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L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Eq 0 N0:(ReadLSB w32 0 __arr32__lu))) (Eq false (Eq 0 N1:(ReadLSB w32 4 __arr32__lu))) (Eq false (Eq 0 N2:(ReadLSB w32 8 __arr32__lu))) (Eq false (Eq 0 N3:(ReadLSB w32 12 __arr32__lu))) (Eq false (Eq 0 N4:(ReadLSB w32 16 __arr32__lu))) (Eq false (Eq 0 N5:(ReadLSB w32 20 __arr32__lu))) (Eq false (Eq 0 N6:(ReadLSB w32 24 __arr32__lu))) (Eq false (Eq 0 N7:(ReadLSB w32 28 __arr32__lu))) (Eq false (Eq 0 N8:(ReadLSB w32 32 __arr32__lu))) (Sle 0 N0) (Eq false (Sle 0 N3)) (Slt N0 N9:(Sub w32 0 N3)) (Eq false (Sle 0 N6)) (Eq false (Slt N9 (Sub w32 0 N6))) (Sle 0 N10:(Sub w32 N1 (Mul w32 N11:(Mul w32 N0 N12:(SDiv w32 1 N3)) N4))) (Sle 0 N13:(Sub w32 N7 (Mul w32 N14:(Mul w32 N6 N12) N4))) (Slt N10 N13) (Sle 0 (Sub w32 (Sub w32 N2 (Mul w32 N11 N5)) (Mul w32 (Mul w32 N10 (SDiv w32 1 N13)) (Sub w32 N8 (Mul w32 N14 N5)))))] false)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!(((0 - lu[3]) * (1 - ((0 - (lu_err * lu[3])) / (0 - lu[3])))) &lt; ((0 - lu[6]) * (1 - ((0 - (lu_err * lu[6])) / (0 - lu[6]))))) &amp;&amp; (0 &lt;= 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) &amp;&amp; (0 &lt;=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 &amp;&amp; (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 &lt;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) </text:p>
          </table:table-cell>
          <table:table-cell/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4.418805e+59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formula="of:=SUMPRODUCT(NOT(ISBLANK([.B4:.B45])))" office:value-type="float" office:value="42" calcext:value-type="float">
            <text:p>42</text:p>
          </table:table-cell>
          <table:table-cell table:style-name="ce6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ndorsements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nt_log2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N</text:p>
          </table:table-cell>
          <table:table-cell table:formula="of:=IF([.C4]=&quot;N&quot;;IF([.D4]=&quot;N&quot;;&quot;TN&quot;;&quot;FP&quot;);IF([.D4]=&quot;N&quot;;&quot;FN&quot;;&quot;TP&quot;))" office:value-type="string" office:string-value="TN" calcext:value-type="string">
            <text:p>TN</text:p>
          </table:table-cell>
          <table:table-cell/>
          <table:table-cell office:value-type="string" calcext:value-type="string">
            <text:p>FFT_tranform_interna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Y</text:p>
          </table:table-cell>
          <table:table-cell table:style-name="ce12" table:formula="of:=IF([.I4]=&quot;N&quot;;IF([.J4]=&quot;N&quot;;&quot;TN&quot;;&quot;FP&quot;);IF([.J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Y</text:p>
          </table:table-cell>
          <table:table-cell table:style-name="ce12" table:formula="of:=IF([.I5]=&quot;N&quot;;IF([.J5]=&quot;N&quot;;&quot;TN&quot;;&quot;FP&quot;);IF([.J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number-columns-repeated="2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FFT_transform_internal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7" office:value-type="string" calcext:value-type="string">
            <text:p>data</text:p>
          </table:table-cell>
          <table:table-cell table:number-columns-repeated="2" table:style-name="ce9" office:value-type="string" calcext:value-type="string">
            <text:p>Y</text:p>
          </table:table-cell>
          <table:table-cell table:formula="of:=IF([.C8]=&quot;N&quot;;IF([.D8]=&quot;N&quot;;&quot;TN&quot;;&quot;FP&quot;);IF([.D8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7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formula="of:=IF([.C9]=&quot;N&quot;;IF([.D9]=&quot;N&quot;;&quot;TN&quot;;&quot;FP&quot;);IF([.D9]=&quot;N&quot;;&quot;FN&quot;;&quot;TP&quot;))" office:value-type="string" office:string-value="TN" calcext:value-type="string">
            <text:p>TN</text:p>
          </table:table-cell>
          <table:table-cell office:value-type="string" calcext:value-type="string">
            <text:p>data.length in the Java c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table:number-columns-repeated="2" table:style-name="ce10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t</text:p>
          </table:table-cell>
          <table:table-cell table:number-columns-repeated="2"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gn</text:p>
          </table:table-cell>
          <table:table-cell table:number-columns-repeated="2"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al</text:p>
          </table:table-cell>
          <table:table-cell table:number-columns-repeated="2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_real</text:p>
          </table:table-cell>
          <table:table-cell table:number-columns-repeated="2" table:style-name="ce10" office:value-type="string" calcext:value-type="string">
            <text:p>Y</text:p>
          </table:table-cell>
          <table:table-cell table:formula="of:=IF([.C14]=&quot;N&quot;;IF([.D14]=&quot;N&quot;;&quot;TN&quot;;&quot;FP&quot;);IF([.D14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_imag</text:p>
          </table:table-cell>
          <table:table-cell table:number-columns-repeated="2" office:value-type="string" calcext:value-type="string">
            <text:p>Y</text:p>
          </table:table-cell>
          <table:table-cell table:formula="of:=IF([.C15]=&quot;N&quot;;IF([.D15]=&quot;N&quot;;&quot;TN&quot;;&quot;FP&quot;);IF([.D15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</text:p>
          </table:table-cell>
          <table:table-cell table:formula="of:=IF([.C16]=&quot;N&quot;;IF([.D16]=&quot;N&quot;;&quot;TN&quot;;&quot;FP&quot;);IF([.D16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formula="of:=IF([.C17]=&quot;N&quot;;IF([.D17]=&quot;N&quot;;&quot;TN&quot;;&quot;FP&quot;);IF([.D17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theta</text:p>
          </table:table-cell>
          <table:table-cell table:number-columns-repeated="2" table:style-name="ce10" office:value-type="string" calcext:value-type="string">
            <text:p>Y</text:p>
          </table:table-cell>
          <table:table-cell table:formula="of:=IF([.C18]=&quot;N&quot;;IF([.D18]=&quot;N&quot;;&quot;TN&quot;;&quot;FP&quot;);IF([.D18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Y</text:p>
          </table:table-cell>
          <table:table-cell table:formula="of:=IF([.C19]=&quot;N&quot;;IF([.D19]=&quot;N&quot;;&quot;TN&quot;;&quot;FP&quot;);IF([.D19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20]=&quot;N&quot;;IF([.D20]=&quot;N&quot;;&quot;TN&quot;;&quot;FP&quot;);IF([.D20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table:style-name="ce10" office:value-type="string" calcext:value-type="string">
            <text:p>N</text:p>
          </table:table-cell>
          <table:table-cell table:formula="of:=IF([.C21]=&quot;N&quot;;IF([.D21]=&quot;N&quot;;&quot;TN&quot;;&quot;FP&quot;);IF([.D21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d_real</text:p>
          </table:table-cell>
          <table:table-cell table:number-columns-repeated="2" office:value-type="string" calcext:value-type="string">
            <text:p>Y</text:p>
          </table:table-cell>
          <table:table-cell table:formula="of:=IF([.C22]=&quot;N&quot;;IF([.D22]=&quot;N&quot;;&quot;TN&quot;;&quot;FP&quot;);IF([.D22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d_imag</text:p>
          </table:table-cell>
          <table:table-cell table:number-columns-repeated="2" office:value-type="string" calcext:value-type="string">
            <text:p>Y</text:p>
          </table:table-cell>
          <table:table-cell table:formula="of:=IF([.C23]=&quot;N&quot;;IF([.D23]=&quot;N&quot;;&quot;TN&quot;;&quot;FP&quot;);IF([.D23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mp_real</text:p>
          </table:table-cell>
          <table:table-cell table:number-columns-repeated="2" office:value-type="string" calcext:value-type="string">
            <text:p>Y</text:p>
          </table:table-cell>
          <table:table-cell table:formula="of:=IF([.C24]=&quot;N&quot;;IF([.D24]=&quot;N&quot;;&quot;TN&quot;;&quot;FP&quot;);IF([.D24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mp_imag</text:p>
          </table:table-cell>
          <table:table-cell table:number-columns-repeated="2" office:value-type="string" calcext:value-type="string">
            <text:p>Y</text:p>
          </table:table-cell>
          <table:table-cell table:formula="of:=IF([.C25]=&quot;N&quot;;IF([.D25]=&quot;N&quot;;&quot;TN&quot;;&quot;FP&quot;);IF([.D25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1_real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26]=&quot;N&quot;;IF([.D26]=&quot;N&quot;;&quot;TN&quot;;&quot;FP&quot;);IF([.D26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1_imag</text:p>
          </table:table-cell>
          <table:table-cell table:number-columns-repeated="2" office:value-type="string" calcext:value-type="string">
            <text:p>Y</text:p>
          </table:table-cell>
          <table:table-cell table:formula="of:=IF([.C27]=&quot;N&quot;;IF([.D27]=&quot;N&quot;;&quot;TN&quot;;&quot;FP&quot;);IF([.D27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FFT_bitreverse</text:p>
          </table:table-cell>
          <table:table-cell table:style-name="ce6" office:value-type="string" calcext:value-type="string">
            <text:p>data</text:p>
          </table:table-cell>
          <table:table-cell table:number-columns-repeated="2" table:style-name="ce6" office:value-type="string" calcext:value-type="string">
            <text:p>Y</text:p>
          </table:table-cell>
          <table:table-cell table:formula="of:=IF([.C28]=&quot;N&quot;;IF([.D28]=&quot;N&quot;;&quot;TN&quot;;&quot;FP&quot;);IF([.D28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formula="of:=IF([.C29]=&quot;N&quot;;IF([.D29]=&quot;N&quot;;&quot;TN&quot;;&quot;FP&quot;);IF([.D29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N</text:p>
          </table:table-cell>
          <table:table-cell table:formula="of:=IF([.C30]=&quot;N&quot;;IF([.D30]=&quot;N&quot;;&quot;TN&quot;;&quot;FP&quot;);IF([.D30]=&quot;N&quot;;&quot;FN&quot;;&quot;TP&quot;))" office:value-type="string" office:string-value="TN" calcext:value-type="string">
            <text:p>TN</text:p>
          </table:table-cell>
          <table:table-cell office:value-type="string" calcext:value-type="string">
            <text:p>data.length in the Java c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m1</text:p>
          </table:table-cell>
          <table:table-cell table:number-columns-repeated="2" office:value-type="string" calcext:value-type="string">
            <text:p>N</text:p>
          </table:table-cell>
          <table:table-cell table:formula="of:=IF([.C31]=&quot;N&quot;;IF([.D31]=&quot;N&quot;;&quot;TN&quot;;&quot;FP&quot;);IF([.D31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32]=&quot;N&quot;;IF([.D32]=&quot;N&quot;;&quot;TN&quot;;&quot;FP&quot;);IF([.D32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C33]=&quot;N&quot;;IF([.D33]=&quot;N&quot;;&quot;TN&quot;;&quot;FP&quot;);IF([.D33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N</text:p>
          </table:table-cell>
          <table:table-cell table:formula="of:=IF([.C34]=&quot;N&quot;;IF([.D34]=&quot;N&quot;;&quot;TN&quot;;&quot;FP&quot;);IF([.D34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</text:p>
          </table:table-cell>
          <table:table-cell table:formula="of:=IF([.C35]=&quot;N&quot;;IF([.D35]=&quot;N&quot;;&quot;TN&quot;;&quot;FP&quot;);IF([.D35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36]=&quot;N&quot;;IF([.D36]=&quot;N&quot;;&quot;TN&quot;;&quot;FP&quot;);IF([.D36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mp_real</text:p>
          </table:table-cell>
          <table:table-cell table:number-columns-repeated="2" office:value-type="string" calcext:value-type="string">
            <text:p>Y</text:p>
          </table:table-cell>
          <table:table-cell table:formula="of:=IF([.C37]=&quot;N&quot;;IF([.D37]=&quot;N&quot;;&quot;TN&quot;;&quot;FP&quot;);IF([.D37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mp_imag</text:p>
          </table:table-cell>
          <table:table-cell table:number-columns-repeated="2" office:value-type="string" calcext:value-type="string">
            <text:p>Y</text:p>
          </table:table-cell>
          <table:table-cell table:formula="of:=IF([.C38]=&quot;N&quot;;IF([.D38]=&quot;N&quot;;&quot;TN&quot;;&quot;FP&quot;);IF([.D38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FFT_transform</text:p>
          </table:table-cell>
          <table:table-cell table:style-name="ce6" office:value-type="string" calcext:value-type="string">
            <text:p>data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formula="of:=IF([.C39]=&quot;N&quot;;IF([.D39]=&quot;N&quot;;&quot;TN&quot;;&quot;FP&quot;);IF([.D39]=&quot;N&quot;;&quot;FN&quot;;&quot;TP&quot;))" office:value-type="string" office:string-value="FN" calcext:value-type="string">
            <text:p>FN</text:p>
          </table:table-cell>
          <table:table-cell table:number-columns-repeated="6"/>
        </table:table-row>
        <table:table-row table:style-name="ro1">
          <table:table-cell table:style-name="ce7"/>
          <table:table-cell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</text:p>
          </table:table-cell>
          <table:table-cell table:formula="of:=IF([.C40]=&quot;N&quot;;IF([.D40]=&quot;N&quot;;&quot;TN&quot;;&quot;FP&quot;);IF([.D40]=&quot;N&quot;;&quot;FN&quot;;&quot;TP&quot;))" office:value-type="string" office:string-value="TN" calcext:value-type="string">
            <text:p>TN</text:p>
          </table:table-cell>
          <table:table-cell office:value-type="string" calcext:value-type="string">
            <text:p>data.length in the Java code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FFT_inverse</text:p>
          </table:table-cell>
          <table:table-cell table:number-columns-repeated="3" table:style-name="ce6" office:value-type="string" calcext:value-type="string">
            <text:p>N</text:p>
          </table:table-cell>
          <table:table-cell table:formula="of:=IF([.C41]=&quot;N&quot;;IF([.D41]=&quot;N&quot;;&quot;TN&quot;;&quot;FP&quot;);IF([.D41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Y</text:p>
          </table:table-cell>
          <table:table-cell table:formula="of:=IF([.C42]=&quot;N&quot;;IF([.D42]=&quot;N&quot;;&quot;TN&quot;;&quot;FP&quot;);IF([.D42]=&quot;N&quot;;&quot;FN&quot;;&quot;TP&quot;))" office:value-type="string" office:string-value="TP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formula="of:=IF([.C43]=&quot;N&quot;;IF([.D43]=&quot;N&quot;;&quot;TN&quot;;&quot;FP&quot;);IF([.D43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44]=&quot;N&quot;;IF([.D44]=&quot;N&quot;;&quot;TN&quot;;&quot;FP&quot;);IF([.D44]=&quot;N&quot;;&quot;FN&quot;;&quot;TP&quot;))" office:value-type="string" office:string-value="FN" calcext:value-type="string">
            <text:p>F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45]=&quot;N&quot;;IF([.D45]=&quot;N&quot;;&quot;TN&quot;;&quot;FP&quot;);IF([.D45]=&quot;N&quot;;&quot;FN&quot;;&quot;TP&quot;))" office:value-type="string" office:string-value="TN" calcext:value-type="string">
            <text:p>TN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E4:.E45];&quot;=TP&quot;)"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N</text:p>
          </table:table-cell>
          <table:table-cell table:formula="of:=COUNTIFS([.E4:.E45];&quot;=Tn&quot;)"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S([.E4:.E45];&quot;=fP&quot;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S([.E4:.E45];&quot;=fn&quot;)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table:formula="of:=SUM([.B48:.B51])"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formula="of:=([.B48]+[.B49])/[.B52]" office:value-type="float" office:value="0.952380952380952" calcext:value-type="float">
            <text:p>0.952380952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ecision </text:p>
          </table:table-cell>
          <table:table-cell table:formula="of:=[.B48]/([.B48]+[.B50]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48]/([.B48]+[.B51])" office:value-type="float" office:value="0.882352941176471" calcext:value-type="float">
            <text:p>0.8823529412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 style:data-style-name="N2" text:time-value="16:48:02.415607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03T16:50:24.187925019</dc:date>
    <meta:editing-duration>P1DT1H18M31S</meta:editing-duration>
    <meta:editing-cycles>62</meta:editing-cycles>
    <meta:generator>LibreOffice/5.1.6.2$Linux_X86_64 LibreOffice_project/10m0$Build-2</meta:generator>
    <meta:document-statistic meta:table-count="2" meta:cell-count="219" meta:object-count="0"/>
  </office:meta>
</office:document-meta>
</file>